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6391533734758439677"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158399703715309755"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7766602700821535842"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862661908445637096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952365101285156124"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123338058676372861"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182293072256539934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625726391991283916"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8524606" text:continue-list="list182293072256539934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145229786341046064"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8537114"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8537752"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8514159"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8519269"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8519621"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4854957719261193467"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725309836478088265"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629390680872836997"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8511676" text:continue-numbering="true" text:style-name="L12">
        <text:list-item>
          <text:list>
            <text:list-header>
              <text:p text:style-name="P214">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587470699442667298"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671796524741237954"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866377503206474468" text:style-name="L15">
        <text:list-item>
          <text:list>
            <text:list-header>
              <text:p text:style-name="P182">1.5 miles averaging about 9:40/mile and rest 1 min</text:p>
            </text:list-header>
          </text:list>
        </text:list-item>
      </text:list>
      <text:p text:style-name="P24">1 mile in 8:26 and rest 2 min</text:p>
      <text:list xml:id="list2672836819392051051"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240942606430413895"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521499"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5200230594629389290"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088896209665941822"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1560120706928513755"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8535003" text:continue-list="list5088896209665941822" text:style-name="L19">
        <text:list-item>
          <text:list>
            <text:list-header>
              <text:p text:style-name="P186">(Pace*HR)=1240</text:p>
            </text:list-header>
          </text:list>
        </text:list-item>
      </text:list>
      <text:list xml:id="list38522016" text:continue-list="list5200230594629389290" text:style-name="L18">
        <text:list-item>
          <text:list>
            <text:list-header>
              <text:p text:style-name="P185">2 miles at 10:46/mile Ave HR= 121 bpm and rest a few minutes</text:p>
            </text:list-header>
          </text:list>
        </text:list-item>
      </text:list>
      <text:list xml:id="list38517299" text:continue-list="list38535003"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8529417"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96971268584550690"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535689025274484835"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673645764117678967"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7543083191409214975" text:style-name="L24">
        <text:list-item>
          <text:p text:style-name="P213">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297214983274271398"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460654171673480639"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8521570"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854003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550787889670261303"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857235265733657130"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95646456437542117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944715857925686798"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20781424460709676"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788693348191207990" text:style-name="L32">
        <text:list-item>
          <text:list>
            <text:list-header>
              <text:p text:style-name="P196">0.25 miles in 2:54</text:p>
              <text:p text:style-name="P196">1 mile in 9:21 going faster as I ran and ending at around 8:30 pace</text:p>
            </text:list-header>
          </text:list>
        </text:list-item>
      </text:list>
      <text:list xml:id="list8982295203757590801"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349169626517797604"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978130341069566856"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053693795251148992"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9:20, Splits: 4:43, 4:37</text:p>
      <text:p text:style-name="P24"><text:span text:style-name="T2">Warm down:</text:span> 0.25 miles home</text:p>
      <text:p text:style-name="P24"/>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oft-page-break/><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oft-page-break/><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065217949940571202"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text:soft-page-break/></text:p>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25T18:27:58.71</dc:date>
    <dc:creator>James Lombardi</dc:creator>
    <meta:editing-duration>P24DT19H6M20S</meta:editing-duration>
    <meta:editing-cycles>1950</meta:editing-cycles>
    <meta:generator>OpenOffice/4.1.2$Win32 OpenOffice.org_project/412m3$Build-9782</meta:generator>
    <meta:document-statistic meta:table-count="0" meta:image-count="9" meta:object-count="0" meta:page-count="195" meta:paragraph-count="5659" meta:word-count="61204" meta:character-count="313629"/>
  </office:meta>
</office:document-meta>
</file>